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9.775cm"/>
    </style:style>
    <style:style style:name="co3" style:family="table-column">
      <style:table-column-properties fo:break-before="auto" style:column-width="7.571cm"/>
    </style:style>
    <style:style style:name="co4" style:family="table-column">
      <style:table-column-properties fo:break-before="auto" style:column-width="6.518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3.406cm"/>
    </style:style>
    <style:style style:name="co7" style:family="table-column">
      <style:table-column-properties fo:break-before="auto" style:column-width="0.981cm"/>
    </style:style>
    <style:style style:name="co8" style:family="table-column">
      <style:table-column-properties fo:break-before="auto" style:column-width="4.018cm"/>
    </style:style>
    <style:style style:name="co9" style:family="table-column">
      <style:table-column-properties fo:break-before="auto" style:column-width="2.47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93cm" fo:break-before="auto" style:use-optimal-row-height="true"/>
    </style:style>
    <style:style style:name="ro3" style:family="table-row">
      <style:table-row-properties style:row-height="1.455cm" fo:break-before="auto" style:use-optimal-row-height="true"/>
    </style:style>
    <style:style style:name="ro4" style:family="table-row">
      <style:table-row-properties style:row-height="1.917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teses_20_e_20_dissertações">
      <style:table-properties table:display="true" style:writing-mode="lr-tb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12529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es e dissertaçõ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2"/>
          <table:table-cell table:style-name="ce14" office:value-type="string" calcext:value-type="string">
            <text:p>Título</text:p>
          </table:table-cell>
          <table:table-cell table:style-name="ce12" office:value-type="string" calcext:value-type="string">
            <text:p>Autor</text:p>
          </table:table-cell>
          <table:table-cell table:style-name="ce12" office:value-type="string" calcext:value-type="string">
            <text:p>Orientador</text:p>
          </table:table-cell>
          <table:table-cell table:style-name="ce12" office:value-type="string" calcext:value-type="string">
            <text:p>Grau</text:p>
          </table:table-cell>
          <table:table-cell table:style-name="ce12" office:value-type="string" calcext:value-type="string">
            <text:p>Programa</text:p>
          </table:table-cell>
          <table:table-cell table:style-name="ce12" office:value-type="string" calcext:value-type="string">
            <text:p>Ano</text:p>
          </table:table-cell>
          <table:table-cell table:style-name="ce12" office:value-type="string" calcext:value-type="string">
            <text:p>Recorte</text:p>
          </table:table-cell>
          <table:table-cell table:style-name="ce12" table:number-columns-repeated="20"/>
          <table:table-cell table:number-columns-repeated="99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O Sindicalismo Bancário em São Paulo no Período de 1923-1944: Seu Significado Político </text:p>
          </table:table-cell>
          <table:table-cell table:style-name="ce8" office:value-type="string" calcext:value-type="string">
            <text:p>Letícia Bicalho Canedo </text:p>
          </table:table-cell>
          <table:table-cell table:style-name="ce8" office:value-type="string" calcext:value-type="string">
            <text:p>Uacury Ribeiro de Assis Basto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ECONOMICA</text:p>
          </table:table-cell>
          <table:table-cell table:style-name="ce8" office:value-type="float" office:value="1977" calcext:value-type="float">
            <text:p>1977</text:p>
          </table:table-cell>
          <table:table-cell table:style-name="ce8" office:value-type="string" calcext:value-type="string">
            <text:p>Primeira República; 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s Greves de 1917 em São Paulo e o Processo de Organização Proletária</text:p>
          </table:table-cell>
          <table:table-cell table:style-name="ce8" office:value-type="string" calcext:value-type="string">
            <text:p>Yara Maria Aun Khoury </text:p>
          </table:table-cell>
          <table:table-cell table:style-name="ce8" office:value-type="string" calcext:value-type="string">
            <text:p>Leda Maria Pereira Rodrigue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78" calcext:value-type="float">
            <text:p>1978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O Sindicato dos Metalúrgicos de São Paulo: 1932-1951 </text:p>
          </table:table-cell>
          <table:table-cell table:style-name="ce8" office:value-type="string" calcext:value-type="string">
            <text:p>Maria Helena Simões Paes </text:p>
          </table:table-cell>
          <table:table-cell table:style-name="ce8" office:value-type="string" calcext:value-type="string">
            <text:p>Suely Robles Reis de Queiroz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ECONOMICA</text:p>
          </table:table-cell>
          <table:table-cell table:style-name="ce8" office:value-type="float" office:value="1979" calcext:value-type="float">
            <text:p>1979</text:p>
          </table:table-cell>
          <table:table-cell table:style-name="ce8" office:value-type="string" calcext:value-type="string">
            <text:p>Era Vargas; 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A Greve de 1909 na Vidraria Santa Marina e seus Reflexos em Osasco</text:p>
          </table:table-cell>
          <table:table-cell table:style-name="ce8" office:value-type="string" calcext:value-type="string">
            <text:p>Helena Pignatari Werner </text:p>
          </table:table-cell>
          <table:table-cell table:style-name="ce8" office:value-type="string" calcext:value-type="string">
            <text:p>Paulo Edgar Almeida Resende)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Sindicato dos Jornalistas Profissionais no Estado de São Paulo, 1937-1962 </text:p>
          </table:table-cell>
          <table:table-cell table:style-name="ce8" office:value-type="string" calcext:value-type="string">
            <text:p>Marly Rodrigues </text:p>
          </table:table-cell>
          <table:table-cell table:style-name="ce8" office:value-type="string" calcext:value-type="string">
            <text:p>Suely Robles Reis de Queiroz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ECONOMICA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string" calcext:value-type="string">
            <text:p>Era Vargas; 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Anarquismo, Movimento Operário e o Estado: Suas Relações no Contexto Capitalista da Primeira República (1906-1922)</text:p>
          </table:table-cell>
          <table:table-cell table:style-name="ce8" office:value-type="string" calcext:value-type="string">
            <text:p>Paulo Alves</text:p>
          </table:table-cell>
          <table:table-cell table:style-name="ce8" office:value-type="string" calcext:value-type="string">
            <text:p>Antônio Carlos Bernard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Anarquismo, Movimento Operário e o Estado: Suas Relações no Contexto Capitalista da Primeira República (1906-1922) </text:p>
          </table:table-cell>
          <table:table-cell table:style-name="ce8" office:value-type="string" calcext:value-type="string">
            <text:p>Paulo Alves</text:p>
          </table:table-cell>
          <table:table-cell table:style-name="ce8" office:value-type="string" calcext:value-type="string">
            <text:p>Antônio Carlos Bernard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A Classe Operária em Pernambuco: Cooptação e Resistência (1900/1922) </text:p>
          </table:table-cell>
          <table:table-cell table:style-name="ce8" office:value-type="string" calcext:value-type="string">
            <text:p>Antonio Paulo de Morais Rezende </text:p>
          </table:table-cell>
          <table:table-cell table:style-name="ce8" office:value-type="string" calcext:value-type="string">
            <text:p>Ítalo Arnaldo Tronc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Pão-e-Pau: Política de Governo e Sindicalismo Reformista no Rio de Janeiro (1923-1926) </text:p>
          </table:table-cell>
          <table:table-cell table:style-name="ce8" office:value-type="string" calcext:value-type="string">
            <text:p>Michel Zaidan Filho </text:p>
          </table:table-cell>
          <table:table-cell table:style-name="ce8" office:value-type="string" calcext:value-type="string">
            <text:p>Ítalo Arnaldo Tronc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O Partido Comunista no Brasil (1945-1947): Suas Propostas na Região Centro-Oeste </text:p>
          </table:table-cell>
          <table:table-cell table:style-name="ce8" office:value-type="string" calcext:value-type="string">
            <text:p>Lúcia Helena Rincon Afonso </text:p>
          </table:table-cell>
          <table:table-cell table:style-name="ce8" office:value-type="string" calcext:value-type="string">
            <text:p>Dalísia Elizabeth Martins Dolle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G/PPGH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Classe Operária e Sindicalismo em Novo Hamburgo (1945-1964)</text:p>
          </table:table-cell>
          <table:table-cell table:style-name="ce8" office:value-type="string" calcext:value-type="string">
            <text:p>Marcos Vinícios de Almeida Saul </text:p>
          </table:table-cell>
          <table:table-cell table:style-name="ce8" office:value-type="string" calcext:value-type="string">
            <text:p>Ernesto Aníbal Ruiz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SC/PPGH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A Classe Operária Vai ao Parlamento? A Constituinte de 1933/34</text:p>
          </table:table-cell>
          <table:table-cell table:style-name="ce8" office:value-type="string" calcext:value-type="string">
            <text:p>Maria Helena Pinheiro Monteiro </text:p>
          </table:table-cell>
          <table:table-cell table:style-name="ce8" office:value-type="string" calcext:value-type="string">
            <text:p>Tania Navarro Swain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B/PPGHIS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O Sonhar Libertário (Movimento Operário nos Anos de 1917 a 1920)</text:p>
          </table:table-cell>
          <table:table-cell table:style-name="ce8" office:value-type="string" calcext:value-type="string">
            <text:p>Cristina Hebling Campos</text:p>
          </table:table-cell>
          <table:table-cell table:style-name="ce8" office:value-type="string" calcext:value-type="string">
            <text:p>Michael McDonald Hall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A JOC: Uma Utopia Operária?</text:p>
          </table:table-cell>
          <table:table-cell table:style-name="ce8" office:value-type="string" calcext:value-type="string">
            <text:p>Valmir Francisco Muraro </text:p>
          </table:table-cell>
          <table:table-cell table:style-name="ce8" office:value-type="string" calcext:value-type="string">
            <text:p>José Carlos Sebe Bom Meihy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table:number-columns-repeated="21"/>
          <table:table-cell table:number-columns-repeated="996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A Presença do Anarquismo no Brasil: Um Estudo dos Episódios Literário e Educacional - 1900/1920</text:p>
          </table:table-cell>
          <table:table-cell table:style-name="ce8" office:value-type="string" calcext:value-type="string">
            <text:p>Flávio Venâncio Luizetto</text:p>
          </table:table-cell>
          <table:table-cell table:style-name="ce8" office:value-type="string" calcext:value-type="string">
            <text:p>Carlos Guilherme Santos Serôa da Mota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Sem Fé, Sem Lei, Sem Rei: Liberalismo e Experiência Anarquista na República </text:p>
          </table:table-cell>
          <table:table-cell table:style-name="ce8" office:value-type="string" calcext:value-type="string">
            <text:p>Luzia Margareth Rago </text:p>
          </table:table-cell>
          <table:table-cell table:style-name="ce8" office:value-type="string" calcext:value-type="string">
            <text:p>Edgar Salvadori de Decc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10" office:value-type="string" calcext:value-type="string">
            <text:p>A Formação da Classe Trabalhadora no Rio de Janeiro - Distrito Federal - e as Propostas Anarquistas, 1889-1911 </text:p>
          </table:table-cell>
          <table:table-cell table:style-name="ce8" office:value-type="string" calcext:value-type="string">
            <text:p>Maria da Conceição Pinto de Góes </text:p>
          </table:table-cell>
          <table:table-cell table:style-name="ce8" office:value-type="string" calcext:value-type="string">
            <text:p>Eulália Maria Lahmeyer Lob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RJ/PPGHIS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Classe Operária em Juiz de Fora: Uma História de Lutas</text:p>
          </table:table-cell>
          <table:table-cell table:style-name="ce8" office:value-type="string" calcext:value-type="string">
            <text:p>Silvia Maria Belfort Vilela de Andrade</text:p>
          </table:table-cell>
          <table:table-cell table:style-name="ce8" office:value-type="string" calcext:value-type="string">
            <text:p>Michael McDonald Hall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A Bancada do Partido Comunista Brasileiro na Assembléia Constituinte de 1946 - A Transição do Estado Novo para a Democracia Autoritária </text:p>
          </table:table-cell>
          <table:table-cell table:style-name="ce8" office:value-type="string" calcext:value-type="string">
            <text:p>Evaristo Giovannetti Netto </text:p>
          </table:table-cell>
          <table:table-cell table:style-name="ce8" office:value-type="string" calcext:value-type="string">
            <text:p>Paulo Edgar Almeida Resende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10" office:value-type="string" calcext:value-type="string">
            <text:p>Trabalho, Lar e Botequim: Vida Cotidiana e Controle Social da Classe Trabalhadora no Rio de Janeiro da Belle Époque</text:p>
          </table:table-cell>
          <table:table-cell table:style-name="ce8" office:value-type="string" calcext:value-type="string">
            <text:p>Sidney Chalhoub</text:p>
          </table:table-cell>
          <table:table-cell table:style-name="ce8" office:value-type="string" calcext:value-type="string">
            <text:p>Robert Wayne Andrew Slene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string" calcext:value-type="string">
            <text:p>Segundo Reinado; 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Entre a Unidade e a Autonomia, a Revolução e a Reforma. O Movimento Operário Argentino entre o V e o IX Congresso da FORA: 1905-1915</text:p>
          </table:table-cell>
          <table:table-cell table:style-name="ce8" office:value-type="string" calcext:value-type="string">
            <text:p>Andreas Leonardus Doeswijk</text:p>
          </table:table-cell>
          <table:table-cell table:style-name="ce8" office:value-type="string" calcext:value-type="string">
            <text:p>Michael McDonald Hall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Rio de Janeiro, 1918: A Insurreição Anarquista </text:p>
          </table:table-cell>
          <table:table-cell table:style-name="ce8" office:value-type="string" calcext:value-type="string">
            <text:p>Carlos Augusto Addor </text:p>
          </table:table-cell>
          <table:table-cell table:style-name="ce8" office:value-type="string" calcext:value-type="string">
            <text:p>Victor Vincent Vall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Sindicalismo e Estado Corporativista: O Caso do Sindicato dos Trabalhadores nas Indústrias de Fiação e Tecelagem de Blumenau - 1941-1950 </text:p>
          </table:table-cell>
          <table:table-cell table:style-name="ce8" office:value-type="string" calcext:value-type="string">
            <text:p>Maria de Fátima Sabino Dias </text:p>
          </table:table-cell>
          <table:table-cell table:style-name="ce8" office:value-type="string" calcext:value-type="string">
            <text:p>Ernesto Aníbal Ruiz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SC/PPGH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"(...) Aí Nóis Istôra Dotô!" (Mudança e Conservação na Atividade do Partido Comunista Brasileiro em Pernambuco: 1956-1964) </text:p>
          </table:table-cell>
          <table:table-cell table:style-name="ce8" office:value-type="string" calcext:value-type="string">
            <text:p>Flávio Henrique Albert Brayner</text:p>
          </table:table-cell>
          <table:table-cell table:style-name="ce8" office:value-type="string" calcext:value-type="string">
            <text:p>Marco Antônio Pai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PE/PPGHistoria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Democracia Operária. Construindo a Nova Civilização</text:p>
          </table:table-cell>
          <table:table-cell table:style-name="ce8" office:value-type="string" calcext:value-type="string">
            <text:p>Edmundo Fernandes Dias </text:p>
          </table:table-cell>
          <table:table-cell table:style-name="ce8" office:value-type="string" calcext:value-type="string">
            <text:p>Ulysses Telles Guariba Netto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table:number-columns-repeated="21"/>
          <table:table-cell table:number-columns-repeated="996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A União dos Trabalhadores Metalúrgicos na Construção do Sindicato Corporativista (1932-1945) </text:p>
          </table:table-cell>
          <table:table-cell table:style-name="ce8" office:value-type="string" calcext:value-type="string">
            <text:p>Eduardo Navarro Stotz </text:p>
          </table:table-cell>
          <table:table-cell table:style-name="ce8" office:value-type="string" calcext:value-type="string">
            <text:p>Eulália Maria Lahmeyer Lob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86" calcext:value-type="float">
            <text:p>1986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O Partido Comunista do Brasil e a Internacional Comunista, 1922-1929 </text:p>
          </table:table-cell>
          <table:table-cell table:style-name="ce8" office:value-type="string" calcext:value-type="string">
            <text:p>Michel Zaidan Filho </text:p>
          </table:table-cell>
          <table:table-cell table:style-name="ce8" office:value-type="string" calcext:value-type="string">
            <text:p>Edgard Carone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ECONOMICA</text:p>
          </table:table-cell>
          <table:table-cell table:style-name="ce8" office:value-type="float" office:value="1986" calcext:value-type="float">
            <text:p>1986</text:p>
          </table:table-cell>
          <table:table-cell table:style-name="ce8" office:value-type="string" calcext:value-type="string">
            <text:p>Primie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A Gênese do Anarco-Sindicalismo: Teoria e Prática de Bakunin </text:p>
          </table:table-cell>
          <table:table-cell table:style-name="ce8" office:value-type="string" calcext:value-type="string">
            <text:p>Sérgio Augusto Queiroz Norte</text:p>
          </table:table-cell>
          <table:table-cell table:style-name="ce8" office:value-type="string" calcext:value-type="string">
            <text:p>Clodoaldo Buen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esp/ASSIS</text:p>
          </table:table-cell>
          <table:table-cell table:style-name="ce8" office:value-type="float" office:value="1986" calcext:value-type="float">
            <text:p>1986</text:p>
          </table:table-cell>
          <table:table-cell table:style-name="ce8" table:number-columns-repeated="21"/>
          <table:table-cell table:number-columns-repeated="996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A Classe Operária: Uma Temporada no Paraíso - Rio de Janeiro (1923-1924) </text:p>
          </table:table-cell>
          <table:table-cell table:style-name="ce8" office:value-type="string" calcext:value-type="string">
            <text:p>Maria do Rosário da Cunha Peixoto </text:p>
          </table:table-cell>
          <table:table-cell table:style-name="ce8" office:value-type="string" calcext:value-type="string">
            <text:p>Déa Ribeiro Fenelon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87" calcext:value-type="float">
            <text:p>1987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Os Círculos Operários: Um Projeto Sócio-Político da Igreja Católica no Rio Grande do Sul (1923-1964) </text:p>
          </table:table-cell>
          <table:table-cell table:style-name="ce8" office:value-type="string" calcext:value-type="string">
            <text:p>Astor Antônio Diehl </text:p>
          </table:table-cell>
          <table:table-cell table:style-name="ce8" office:value-type="string" calcext:value-type="string">
            <text:p>René Ernaini Gertz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RS/PPGH</text:p>
          </table:table-cell>
          <table:table-cell table:style-name="ce8" office:value-type="float" office:value="1987" calcext:value-type="float">
            <text:p>1987</text:p>
          </table:table-cell>
          <table:table-cell table:style-name="ce8" office:value-type="string" calcext:value-type="string">
            <text:p>Primeira República; Era Vargas; 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Socialismo em São Paulo: A Atuação de Antonio Piccarolo </text:p>
          </table:table-cell>
          <table:table-cell table:style-name="ce8" office:value-type="string" calcext:value-type="string">
            <text:p>Frederico Alexandre de Moraes Hecker </text:p>
          </table:table-cell>
          <table:table-cell table:style-name="ce8" office:value-type="string" calcext:value-type="string">
            <text:p>Maria de Lourdes Monaco Janotti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87" calcext:value-type="float">
            <text:p>1987</text:p>
          </table:table-cell>
          <table:table-cell table:style-name="ce8" office:value-type="string" calcext:value-type="string">
            <text:p>Primiera República; 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As Organizações Comunistas e a Luta de Classes - 1961/1968 </text:p>
          </table:table-cell>
          <table:table-cell table:style-name="ce8" office:value-type="string" calcext:value-type="string">
            <text:p>Daniel Aarão Reis Filho </text:p>
          </table:table-cell>
          <table:table-cell table:style-name="ce8" office:value-type="string" calcext:value-type="string">
            <text:p>Carlos Guilherme Santos Serôa da Mota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87" calcext:value-type="float">
            <text:p>1987</text:p>
          </table:table-cell>
          <table:table-cell table:style-name="ce8" office:value-type="string" calcext:value-type="string">
            <text:p>República Populista; 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A Revolução de 1930: O Movimento Operário em Pernambuco. Cooptação e Resistência</text:p>
          </table:table-cell>
          <table:table-cell table:style-name="ce8" office:value-type="string" calcext:value-type="string">
            <text:p>Maria Auxiliadora de Barros Lima</text:p>
          </table:table-cell>
          <table:table-cell table:style-name="ce8" office:value-type="string" calcext:value-type="string">
            <text:p>Antonio Paulo de Morais Rezende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PE/PPGHistoria</text:p>
          </table:table-cell>
          <table:table-cell table:style-name="ce8" office:value-type="float" office:value="1988" calcext:value-type="float">
            <text:p>1988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O Sindicato dos Professores e os Estabelecimentos Particulares de Ensino no Rio de Janeiro (1931-1950) </text:p>
          </table:table-cell>
          <table:table-cell table:style-name="ce8" office:value-type="string" calcext:value-type="string">
            <text:p>Ricardo Bellingrodt Marques Coelho</text:p>
          </table:table-cell>
          <table:table-cell table:style-name="ce8" office:value-type="string" calcext:value-type="string">
            <text:p>Ismênia de Lima Martin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88" calcext:value-type="float">
            <text:p>1988</text:p>
          </table:table-cell>
          <table:table-cell table:style-name="ce8" office:value-type="string" calcext:value-type="string">
            <text:p>Era Vargas; 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10" office:value-type="string" calcext:value-type="string">
            <text:p>A Aliança Nacional Libertadora (ANL) e o Partido Comunista Brasileiro 1934-1935 </text:p>
          </table:table-cell>
          <table:table-cell table:style-name="ce8" office:value-type="string" calcext:value-type="string">
            <text:p>Wilson Montagna</text:p>
          </table:table-cell>
          <table:table-cell table:style-name="ce8" office:value-type="string" calcext:value-type="string">
            <text:p>Leda Maria Pereira Rodrigue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88" calcext:value-type="float">
            <text:p>1988</text:p>
          </table:table-cell>
          <table:table-cell table:style-name="ce8" table:number-columns-repeated="21"/>
          <table:table-cell table:number-columns-repeated="996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10" office:value-type="string" calcext:value-type="string">
            <text:p>Fórum Sindical em Paranaguá: Tecendo um Princípio </text:p>
          </table:table-cell>
          <table:table-cell table:style-name="ce8" office:value-type="string" calcext:value-type="string">
            <text:p>Valéria Villa Verde</text:p>
          </table:table-cell>
          <table:table-cell table:style-name="ce8" office:value-type="string" calcext:value-type="string">
            <text:p>Oksana Olga Boruszenk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PR/PPGHIS</text:p>
          </table:table-cell>
          <table:table-cell table:style-name="ce8" office:value-type="float" office:value="1988" calcext:value-type="float">
            <text:p>1988</text:p>
          </table:table-cell>
          <table:table-cell table:style-name="ce8" table:number-columns-repeated="21"/>
          <table:table-cell table:number-columns-repeated="996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O Movimento Operário na Primeira República: A Atuação de Astrojildo Pereira</text:p>
          </table:table-cell>
          <table:table-cell table:style-name="ce8" office:value-type="string" calcext:value-type="string">
            <text:p>Suzete Bezerra Fernandes</text:p>
          </table:table-cell>
          <table:table-cell table:style-name="ce8" office:value-type="string" calcext:value-type="string">
            <text:p>Leda Maria Pereira Rodrigue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89" calcext:value-type="float">
            <text:p>1989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38" calcext:value-type="float">
            <text:p>38</text:p>
          </table:table-cell>
          <table:table-cell table:style-name="ce10" office:value-type="string" calcext:value-type="string">
            <text:p>Trabalho, Ordem e Progresso: Uma Discussão sobre a Trajetória da Classe Trabalhadora Uberlandense - O Setor de Serviços - 1924-1964 </text:p>
          </table:table-cell>
          <table:table-cell table:style-name="ce8" office:value-type="string" calcext:value-type="string">
            <text:p>Jane de Fátima Silva Rodrigues</text:p>
          </table:table-cell>
          <table:table-cell table:style-name="ce8" office:value-type="string" calcext:value-type="string">
            <text:p>Inez Garbuio Peralt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89" calcext:value-type="float">
            <text:p>1989</text:p>
          </table:table-cell>
          <table:table-cell table:style-name="ce8" office:value-type="string" calcext:value-type="string">
            <text:p>Primeira República; Era Vargas; 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10" office:value-type="string" calcext:value-type="string">
            <text:p>Contribuição à História da Esquerda Brasileira: O Partido Socialista Brasileiro (1945-1964) </text:p>
          </table:table-cell>
          <table:table-cell table:style-name="ce8" office:value-type="string" calcext:value-type="string">
            <text:p>Silvio Frank Alem</text:p>
          </table:table-cell>
          <table:table-cell table:style-name="ce8" office:value-type="string" calcext:value-type="string">
            <text:p>Edgard Carone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ECONOMICA</text:p>
          </table:table-cell>
          <table:table-cell table:style-name="ce8" office:value-type="float" office:value="1989" calcext:value-type="float">
            <text:p>1989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10" office:value-type="string" calcext:value-type="string">
            <text:p>Flores aos Rebeldes que Falharam - Giovanni Rossi e a Utopia Anarquista: Colônia Cecília </text:p>
          </table:table-cell>
          <table:table-cell table:style-name="ce8" office:value-type="string" calcext:value-type="string">
            <text:p>Helena Isabel Mueller </text:p>
          </table:table-cell>
          <table:table-cell table:style-name="ce8" office:value-type="string" calcext:value-type="string">
            <text:p>Laima Mesgravis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90" calcext:value-type="float">
            <text:p>1990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10" office:value-type="string" calcext:value-type="string">
            <text:p>Comunicação e Militância: A Imprensa Operária no Rio Grande do Sul (1892-1923)</text:p>
          </table:table-cell>
          <table:table-cell table:style-name="ce8" office:value-type="string" calcext:value-type="string">
            <text:p>Jorge Luiz Pastorisa Jardim </text:p>
          </table:table-cell>
          <table:table-cell table:style-name="ce8" office:value-type="string" calcext:value-type="string">
            <text:p>René Ernaini Gertz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RS/PPGH</text:p>
          </table:table-cell>
          <table:table-cell table:style-name="ce8" office:value-type="float" office:value="1990" calcext:value-type="float">
            <text:p>1990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10" office:value-type="string" calcext:value-type="string">
            <text:p>Italianos em Porto Alegre e o Movimento Operário (1875-1919) </text:p>
          </table:table-cell>
          <table:table-cell table:style-name="ce8" office:value-type="string" calcext:value-type="string">
            <text:p>Stella Maris Araújo Borges</text:p>
          </table:table-cell>
          <table:table-cell table:style-name="ce8" office:value-type="string" calcext:value-type="string">
            <text:p>René Ernaini Gertz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RS/PPGH</text:p>
          </table:table-cell>
          <table:table-cell table:style-name="ce8" office:value-type="float" office:value="1990" calcext:value-type="float">
            <text:p>1990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10" office:value-type="string" calcext:value-type="string">
            <text:p>"1924: Dossiê de uma Rebelião" - Operários ante a Sedição Paulista</text:p>
          </table:table-cell>
          <table:table-cell table:style-name="ce8" office:value-type="string" calcext:value-type="string">
            <text:p>Lorayne Garcia Ueócka</text:p>
          </table:table-cell>
          <table:table-cell table:style-name="ce8" office:value-type="string" calcext:value-type="string">
            <text:p>Leda Maria Pereira Rodrigue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91" calcext:value-type="float">
            <text:p>1991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Círculo Operário e Sindicalismo em Ijuí/RS - 1923/46</text:p>
          </table:table-cell>
          <table:table-cell table:style-name="ce8" office:value-type="string" calcext:value-type="string">
            <text:p>Hilário Barbian</text:p>
          </table:table-cell>
          <table:table-cell table:style-name="ce8" office:value-type="string" calcext:value-type="string">
            <text:p>Rufino Porfírio de Almeid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SC/PPGH</text:p>
          </table:table-cell>
          <table:table-cell table:style-name="ce8" office:value-type="float" office:value="1991" calcext:value-type="float">
            <text:p>1991</text:p>
          </table:table-cell>
          <table:table-cell table:style-name="ce8" office:value-type="string" calcext:value-type="string">
            <text:p>Primeira República; Era Vargas</text:p>
          </table:table-cell>
          <table:table-cell table:style-name="ce8" table:number-columns-repeated="20"/>
          <table:table-cell table:number-columns-repeated="996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0" office:value-type="string" calcext:value-type="string">
            <text:p>PCB e a Questão do Sindicalismo Rural (1954-1964) </text:p>
          </table:table-cell>
          <table:table-cell table:style-name="ce8" office:value-type="string" calcext:value-type="string">
            <text:p>Luiz Flavio de Carvalho Costa</text:p>
          </table:table-cell>
          <table:table-cell table:style-name="ce8" office:value-type="string" calcext:value-type="string">
            <text:p>Edgar Carone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Edgard Carone</text:p>
          </table:table-cell>
          <table:table-cell table:style-name="ce8" office:value-type="float" office:value="1991" calcext:value-type="float">
            <text:p>1991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47" calcext:value-type="float">
            <text:p>47</text:p>
          </table:table-cell>
          <table:table-cell table:style-name="ce10" office:value-type="string" calcext:value-type="string">
            <text:p>O Movimento Operário: Evolução do Sindicato dos Trabalhadores nas Indústrias de Fiação e Tecelagem de Blumenau, 1950-1988</text:p>
          </table:table-cell>
          <table:table-cell table:style-name="ce8" office:value-type="string" calcext:value-type="string">
            <text:p>Aparecida Beduschi Schwab</text:p>
          </table:table-cell>
          <table:table-cell table:style-name="ce8" office:value-type="string" calcext:value-type="string">
            <text:p>Rufino Porfírio de Almeid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SC/PPGH</text:p>
          </table:table-cell>
          <table:table-cell table:style-name="ce8" office:value-type="float" office:value="1991" calcext:value-type="float">
            <text:p>1991</text:p>
          </table:table-cell>
          <table:table-cell table:style-name="ce8" office:value-type="string" calcext:value-type="string">
            <text:p>República Populista; 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10" office:value-type="string" calcext:value-type="string">
            <text:p>Operários da Caridade: A Sociedade de São Vicente de Paula em São Paulo, 1874-1946</text:p>
          </table:table-cell>
          <table:table-cell table:style-name="ce8" office:value-type="string" calcext:value-type="string">
            <text:p>Geraldo Chizoti </text:p>
          </table:table-cell>
          <table:table-cell table:style-name="ce8" office:value-type="string" calcext:value-type="string">
            <text:p>Augustin Wernet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91" calcext:value-type="float">
            <text:p>1991</text:p>
          </table:table-cell>
          <table:table-cell table:style-name="ce8" office:value-type="string" calcext:value-type="string">
            <text:p>Segundo Reinado; Primeira República; 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írculos Operários Católicos: Prática de Assistência e de Controle no Brasil - 1932-1945</text:p>
          </table:table-cell>
          <table:table-cell table:style-name="ce8" office:value-type="string" calcext:value-type="string">
            <text:p>Paulo Roberto de Almeida</text:p>
          </table:table-cell>
          <table:table-cell table:style-name="ce8" office:value-type="string" calcext:value-type="string">
            <text:p>Déa Ribeiro Fenelon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style-name="ce10" office:value-type="string" calcext:value-type="string">
            <text:p>Condições de Vida da Classe Trabalhadora na Cidade de São Paulo durante o Estado Novo</text:p>
          </table:table-cell>
          <table:table-cell table:style-name="ce8" office:value-type="string" calcext:value-type="string">
            <text:p>José Rogério da Silva </text:p>
          </table:table-cell>
          <table:table-cell table:style-name="ce8" office:value-type="string" calcext:value-type="string">
            <text:p>Elias Thomé Salib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10" office:value-type="string" calcext:value-type="string">
            <text:p>Rio Claro e as Oficinas da Companhia Paulista de Estrada de Ferro: Trabalho e Vida Operária - 1930-1940</text:p>
          </table:table-cell>
          <table:table-cell table:style-name="ce8" office:value-type="string" calcext:value-type="string">
            <text:p>Liliana Bueno dos Reis Garcia </text:p>
          </table:table-cell>
          <table:table-cell table:style-name="ce8" office:value-type="string" calcext:value-type="string">
            <text:p>Michael McDonald Hall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10" office:value-type="string" calcext:value-type="string">
            <text:p>Impressões sobre a Saúde: A Questão da Saúde na Imprensa Operária - São Paulo - 1891/1925</text:p>
          </table:table-cell>
          <table:table-cell table:style-name="ce8" office:value-type="string" calcext:value-type="string">
            <text:p>Liane Maria Bertucci</text:p>
          </table:table-cell>
          <table:table-cell table:style-name="ce8" office:value-type="string" calcext:value-type="string">
            <text:p>Maria Clementina Pereira Cunh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4"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Perspectivas de Organização Política e Sindical da Classe Operária no Brasil e as Origens da Central Única dos Trabalhadores - 1908-1983 (Uma Contribuição para a História dos Trabalhadores Brasileiros)</text:p>
          </table:table-cell>
          <table:table-cell table:style-name="ce8" office:value-type="string" calcext:value-type="string">
            <text:p>Carlos Bauer de Souza </text:p>
          </table:table-cell>
          <table:table-cell table:style-name="ce8" office:value-type="string" calcext:value-type="string">
            <text:p>Osvaldo Luis Angel Coggiol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ECONOMICA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string" calcext:value-type="string">
            <text:p>Primeira República; Era Vargas; República Populista; 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style-name="ce10" office:value-type="string" calcext:value-type="string">
            <text:p>"Uberlândia Operária?" - Uma Abordagem sobre as Relações Sociais em Uberlândia - 1950 a 1964</text:p>
          </table:table-cell>
          <table:table-cell table:style-name="ce8" office:value-type="string" calcext:value-type="string">
            <text:p>Maria de Fátima Ramos de Almeida </text:p>
          </table:table-cell>
          <table:table-cell table:style-name="ce8" office:value-type="string" calcext:value-type="string">
            <text:p>Alcir Lenhar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10" office:value-type="string" calcext:value-type="string">
            <text:p>Operários do Pensamento: Visões de Mundo dos Tipógrafos no Rio de Janeiro (1880-1920) </text:p>
          </table:table-cell>
          <table:table-cell table:style-name="ce8" office:value-type="string" calcext:value-type="string">
            <text:p>Marialva Carlos Barbosa </text:p>
          </table:table-cell>
          <table:table-cell table:style-name="ce8" office:value-type="string" calcext:value-type="string">
            <text:p>Rachel Soihet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string" calcext:value-type="string">
            <text:p>Segundo Reinado; 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51" calcext:value-type="float">
            <text:p>51</text:p>
          </table:table-cell>
          <table:table-cell table:style-name="ce10" office:value-type="string" calcext:value-type="string">
            <text:p>Política Operária: A Quebra do Monopólio Político, Teórico e Ideológico do Reformismo na Esquerda Brasileira</text:p>
          </table:table-cell>
          <table:table-cell table:style-name="ce8" office:value-type="string" calcext:value-type="string">
            <text:p>Leovegildo Pereira Leal </text:p>
          </table:table-cell>
          <table:table-cell table:style-name="ce8" office:value-type="string" calcext:value-type="string">
            <text:p>Eulália Maria Lahmeyer Lob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table:number-columns-repeated="21"/>
          <table:table-cell table:number-columns-repeated="996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style-name="ce10" office:value-type="string" calcext:value-type="string">
            <text:p>Sindicato, Controle Estatal e Negociação Coletiva de Trabalho </text:p>
          </table:table-cell>
          <table:table-cell table:style-name="ce8" office:value-type="string" calcext:value-type="string">
            <text:p>Antonio Benedito de Siqueira </text:p>
          </table:table-cell>
          <table:table-cell table:style-name="ce8" office:value-type="string" calcext:value-type="string">
            <text:p>Lando Rogério Kroetz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PR/PPGHIS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table:number-columns-repeated="21"/>
          <table:table-cell table:number-columns-repeated="996"/>
        </table:table-row>
        <table:table-row table:style-name="ro3">
          <table:table-cell table:style-name="ce8" office:value-type="float" office:value="57" calcext:value-type="float">
            <text:p>57</text:p>
          </table:table-cell>
          <table:table-cell table:style-name="ce10" office:value-type="string" calcext:value-type="string">
            <text:p>Partidos e Sindicatos - Um Estudo de Caso: O Sindicato dos Trabalhadores na Indústria de Extração de Carvão de Criciúma </text:p>
          </table:table-cell>
          <table:table-cell table:style-name="ce8" office:value-type="string" calcext:value-type="string">
            <text:p>Maria Luiza Fernandes </text:p>
          </table:table-cell>
          <table:table-cell table:style-name="ce8" office:value-type="string" calcext:value-type="string">
            <text:p>Rufino Porfírio de Almeida)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SC/PPGH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table:number-columns-repeated="21"/>
          <table:table-cell table:number-columns-repeated="996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10" office:value-type="string" calcext:value-type="string">
            <text:p>Acidentes de Trabalho: Discurso Oficial e a Resistência Operária - 1970-1990</text:p>
          </table:table-cell>
          <table:table-cell table:style-name="ce8" office:value-type="string" calcext:value-type="string">
            <text:p>José Eduardo de Castro Ferreira</text:p>
          </table:table-cell>
          <table:table-cell table:style-name="ce8" office:value-type="string" calcext:value-type="string">
            <text:p>Maria Inez Machado Borges Pint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string" calcext:value-type="string">
            <text:p>Ditadura Militar; Nov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10" office:value-type="string" calcext:value-type="string">
            <text:p>Integração e Resistência: Os Trabalhadores Urbanos Sindicalizados no Rio de Janeiro (1930-1935) </text:p>
          </table:table-cell>
          <table:table-cell table:style-name="ce8" office:value-type="string" calcext:value-type="string">
            <text:p>Ronaldo Pereira de Jesus </text:p>
          </table:table-cell>
          <table:table-cell table:style-name="ce8" office:value-type="string" calcext:value-type="string">
            <text:p>Daniel Aarão Reis Filh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59" calcext:value-type="float">
            <text:p>59</text:p>
          </table:table-cell>
          <table:table-cell table:style-name="ce10" office:value-type="string" calcext:value-type="string">
            <text:p>Norma Jurídica e Movimento Operário: 1933-1963. A Experiência dos Trabalhadores Ferroviários e Rurais no Município de Assis</text:p>
          </table:table-cell>
          <table:table-cell table:style-name="ce8" office:value-type="string" calcext:value-type="string">
            <text:p>Gabriel Giannattasio </text:p>
          </table:table-cell>
          <table:table-cell table:style-name="ce8" office:value-type="string" calcext:value-type="string">
            <text:p>Anna Maria Martinez Corre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esp/ASSIS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string" calcext:value-type="string">
            <text:p>Era Vargas; 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style-name="ce10" office:value-type="string" calcext:value-type="string">
            <text:p>Em Busca da Memória: Organização no Local de Trabalho, Partido e Sindicato em São Paulo - 1943-1953</text:p>
          </table:table-cell>
          <table:table-cell table:style-name="ce8" office:value-type="string" calcext:value-type="string">
            <text:p>Hélio da Costa </text:p>
          </table:table-cell>
          <table:table-cell table:style-name="ce8" office:value-type="string" calcext:value-type="string">
            <text:p>Michael McDonald Hall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string" calcext:value-type="string">
            <text:p>Era Vargas; 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10" office:value-type="string" calcext:value-type="string">
            <text:p>I Xé Come La Zavorra: A Trajetória dos Operários que Deixaram Schio rumo a São Paulo, em 1891 </text:p>
          </table:table-cell>
          <table:table-cell table:style-name="ce8" office:value-type="string" calcext:value-type="string">
            <text:p>Antonio Folquito Verona</text:p>
          </table:table-cell>
          <table:table-cell table:style-name="ce8" office:value-type="string" calcext:value-type="string">
            <text:p>Anna Maria Martinez Corre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esp/ASSIS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style-name="ce10" office:value-type="string" calcext:value-type="string">
            <text:p>Anarco-Sindicalistas - A Visão dos Libertários de Ciência e Tecnologia</text:p>
          </table:table-cell>
          <table:table-cell table:style-name="ce8" office:value-type="string" calcext:value-type="string">
            <text:p>Fábio Maza</text:p>
          </table:table-cell>
          <table:table-cell table:style-name="ce8" office:value-type="string" calcext:value-type="string">
            <text:p>Yara Maria Aun Khoury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ubmissão e Poder: Mulheres Operárias de Caxias do Sul (1900-1950) </text:p>
          </table:table-cell>
          <table:table-cell table:style-name="ce8" office:value-type="string" calcext:value-type="string">
            <text:p>Maria Conceição Abel Missel Machado</text:p>
          </table:table-cell>
          <table:table-cell table:style-name="ce8" office:value-type="string" calcext:value-type="string">
            <text:p>René Ernaini Gertz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RS/PPGH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string" calcext:value-type="string">
            <text:p>Primeira República; Era Vargas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60" calcext:value-type="float">
            <text:p>60</text:p>
          </table:table-cell>
          <table:table-cell table:style-name="ce10" office:value-type="string" calcext:value-type="string">
            <text:p>Sindicato e Projeto Pedagógico. A Organização e as Lutas dos Professores Públicos Estaduais do Rio Grande do Sul (1945-1991) </text:p>
          </table:table-cell>
          <table:table-cell table:style-name="ce8" office:value-type="string" calcext:value-type="string">
            <text:p>Eliezer Moreira Pacheco </text:p>
          </table:table-cell>
          <table:table-cell table:style-name="ce8" office:value-type="string" calcext:value-type="string">
            <text:p>Antônio David Cattani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RGS/PPGHist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string" calcext:value-type="string">
            <text:p>República Populista; 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68" calcext:value-type="float">
            <text:p>68</text:p>
          </table:table-cell>
          <table:table-cell table:style-name="ce10" office:value-type="string" calcext:value-type="string">
            <text:p>A Sombra das Tradições: O Sindicato dos Metalúrgicos do Rio de Janeiro na Transição Democrática (1974-1985). Um Estudo sobre o Estatismo Sindical </text:p>
          </table:table-cell>
          <table:table-cell table:style-name="ce8" office:value-type="string" calcext:value-type="string">
            <text:p>Francisco Carlos Palomanes Martinho</text:p>
          </table:table-cell>
          <table:table-cell table:style-name="ce8" office:value-type="string" calcext:value-type="string">
            <text:p>Daniel Aarão Reis Filh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94" calcext:value-type="float">
            <text:p>1994</text:p>
          </table:table-cell>
          <table:table-cell table:style-name="ce8" office:value-type="string" calcext:value-type="string">
            <text:p>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67" calcext:value-type="float">
            <text:p>67</text:p>
          </table:table-cell>
          <table:table-cell table:style-name="ce10" office:value-type="string" calcext:value-type="string">
            <text:p>O Amigo do Povo: Grupos de Afinidade e a Propaganda Anarquista em São Paulo nos Primeiros Anos deste Século</text:p>
          </table:table-cell>
          <table:table-cell table:style-name="ce8" office:value-type="string" calcext:value-type="string">
            <text:p>Edilene Teresinha Toledo</text:p>
          </table:table-cell>
          <table:table-cell table:style-name="ce8" office:value-type="string" calcext:value-type="string">
            <text:p>Cláudio Henrique de Moraes Batalh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4" calcext:value-type="float">
            <text:p>1994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style-name="ce10" office:value-type="string" calcext:value-type="string">
            <text:p>"Povo, Trabalhadores": Tumultos e Movimento Operário (Estudo Centrado em Porto Alegre, 1917)</text:p>
          </table:table-cell>
          <table:table-cell table:style-name="ce8" office:value-type="string" calcext:value-type="string">
            <text:p>Adhemar Lourenço da Silva Jr </text:p>
          </table:table-cell>
          <table:table-cell table:style-name="ce8" office:value-type="string" calcext:value-type="string">
            <text:p>René Ernaini Gertz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RGS/PPGHist</text:p>
          </table:table-cell>
          <table:table-cell table:style-name="ce8" office:value-type="float" office:value="1994" calcext:value-type="float">
            <text:p>1994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table:style-name="ce10" office:value-type="string" calcext:value-type="string">
            <text:p>O Antifascismo Socialista Italiano em São Paulo nos Anos 20 e 30 </text:p>
          </table:table-cell>
          <table:table-cell table:style-name="ce8" office:value-type="string" calcext:value-type="string">
            <text:p>João Fábio Bertonha</text:p>
          </table:table-cell>
          <table:table-cell table:style-name="ce8" office:value-type="string" calcext:value-type="string">
            <text:p>Michael McDonald Hall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4" calcext:value-type="float">
            <text:p>1994</text:p>
          </table:table-cell>
          <table:table-cell table:style-name="ce8" office:value-type="string" calcext:value-type="string">
            <text:p>Primiera República; 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style-name="ce10" office:value-type="string" calcext:value-type="string">
            <text:p>Rasgando a Fantasia: Um Estudo sobre a Identidade do Partido Comunista Brasileiro </text:p>
          </table:table-cell>
          <table:table-cell table:style-name="ce8" office:value-type="string" calcext:value-type="string">
            <text:p>Dulce Chaves Pandolfi</text:p>
          </table:table-cell>
          <table:table-cell table:style-name="ce8" office:value-type="string" calcext:value-type="string">
            <text:p>Angela Maria de Castro Gomes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94" calcext:value-type="float">
            <text:p>1994</text:p>
          </table:table-cell>
          <table:table-cell table:style-name="ce8" table:number-columns-repeated="21"/>
          <table:table-cell table:number-columns-repeated="996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style-name="ce10" office:value-type="string" calcext:value-type="string">
            <text:p>Era uma Vez em São Bernardo (O Discurso Sindical dos Metalúrgicos - 1971/1982) </text:p>
          </table:table-cell>
          <table:table-cell table:style-name="ce8" office:value-type="string" calcext:value-type="string">
            <text:p>Kátia Sousa Rodrigues </text:p>
          </table:table-cell>
          <table:table-cell table:style-name="ce8" office:value-type="string" calcext:value-type="string">
            <text:p>Edgar Salvadori de Decc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string" calcext:value-type="string">
            <text:p>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style-name="ce10" office:value-type="string" calcext:value-type="string">
            <text:p>Pastorais Operárias: Religiosidade, Propostas e Práticas Políticas (São Paulo, 1964-1975) </text:p>
          </table:table-cell>
          <table:table-cell table:style-name="ce8" office:value-type="string" calcext:value-type="string">
            <text:p>Rinaldo José Varussa</text:p>
          </table:table-cell>
          <table:table-cell table:style-name="ce8" office:value-type="string" calcext:value-type="string">
            <text:p>Yara Maria Aun Khoury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string" calcext:value-type="string">
            <text:p>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style-name="ce10" office:value-type="string" calcext:value-type="string">
            <text:p>A Sedução da Moral: Igreja Católica e Juventude Operária Católica. São Paulo (1940/1950)</text:p>
          </table:table-cell>
          <table:table-cell table:style-name="ce8" office:value-type="string" calcext:value-type="string">
            <text:p>Marcelo Flório </text:p>
          </table:table-cell>
          <table:table-cell table:style-name="ce8" office:value-type="string" calcext:value-type="string">
            <text:p>Leda Maria Pereira Rodrigue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string" calcext:value-type="string">
            <text:p>Era Vargas; 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77" calcext:value-type="float">
            <text:p>77</text:p>
          </table:table-cell>
          <table:table-cell table:style-name="ce10" office:value-type="string" calcext:value-type="string">
            <text:p>A Contribuição do Gênero nos Discursos do Partido Comunista do Brasil e da Ação Integralista Brasileira (1935/1979) </text:p>
          </table:table-cell>
          <table:table-cell table:style-name="ce8" office:value-type="string" calcext:value-type="string">
            <text:p>Aldenira Maria Piedade de Faria </text:p>
          </table:table-cell>
          <table:table-cell table:style-name="ce8" office:value-type="string" calcext:value-type="string">
            <text:p>Tania Navarro Swain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B/PPGHIS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string" calcext:value-type="string">
            <text:p>Era Vargas; República Populista; 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style-name="ce10" office:value-type="string" calcext:value-type="string">
            <text:p>A Palavra e a Pena: Dimensões da Militância Anarquista de Fábio Luz (Rio, 1903-1938)</text:p>
          </table:table-cell>
          <table:table-cell table:style-name="ce8" office:value-type="string" calcext:value-type="string">
            <text:p>Josely Tostes de Lima</text:p>
          </table:table-cell>
          <table:table-cell table:style-name="ce8" office:value-type="string" calcext:value-type="string">
            <text:p>Yara Maria Aun Khoury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string" calcext:value-type="string">
            <text:p>Primeira República; 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table:style-name="ce10" office:value-type="string" calcext:value-type="string">
            <text:p>A Greve dos Tecelões Cariocas: Partidos e Sindicatos no Segundo Governo Vargas</text:p>
          </table:table-cell>
          <table:table-cell table:style-name="ce8" office:value-type="string" calcext:value-type="string">
            <text:p>Maria Carolina Granato da Silva </text:p>
          </table:table-cell>
          <table:table-cell table:style-name="ce8" office:value-type="string" calcext:value-type="string">
            <text:p>Angela Maria de Castro Gome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4">
          <table:table-cell table:style-name="ce8" office:value-type="float" office:value="75" calcext:value-type="float">
            <text:p>75</text:p>
          </table:table-cell>
          <table:table-cell table:style-name="ce10" office:value-type="string" calcext:value-type="string">
            <text:p>A Usina dos Sonhos - Nascimento, Ascensão e Refluxo da Organização Sindical dos Trabalhadores da Indústria da Destilação e Refinação do Petróleo no Estado da Bahia: 1954-1964 </text:p>
          </table:table-cell>
          <table:table-cell table:style-name="ce8" office:value-type="string" calcext:value-type="string">
            <text:p>Franklin Carvalho de Oliveira Jr</text:p>
          </table:table-cell>
          <table:table-cell table:style-name="ce8" office:value-type="string" calcext:value-type="string">
            <text:p>Jorge Luiz Bezerra Nóvo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BA/PPGH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74" calcext:value-type="float">
            <text:p>74</text:p>
          </table:table-cell>
          <table:table-cell table:style-name="ce10" office:value-type="string" calcext:value-type="string">
            <text:p>Contra Leviatã, Contra a História: A Travessia do Deserto, Mitos, Literatura e Imprensa Anarquista no Brasil, 1945-1968 </text:p>
          </table:table-cell>
          <table:table-cell table:style-name="ce8" office:value-type="string" calcext:value-type="string">
            <text:p>Sérgio Augusto Queiroz Norte </text:p>
          </table:table-cell>
          <table:table-cell table:style-name="ce8" office:value-type="string" calcext:value-type="string">
            <text:p>Janice Theodoro da Silva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string" calcext:value-type="string">
            <text:p>República Populista; 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72" calcext:value-type="float">
            <text:p>72</text:p>
          </table:table-cell>
          <table:table-cell table:style-name="ce10" office:value-type="string" calcext:value-type="string">
            <text:p>Processo de Trabalho, Sindicalismo e Mudança Técnica: O Caso dos Trabalhadores Gráficos em São Paulo e no Rio de Janeiro, 1858-1912 </text:p>
          </table:table-cell>
          <table:table-cell table:style-name="ce8" office:value-type="string" calcext:value-type="string">
            <text:p>Artur José Renda Vitorino </text:p>
          </table:table-cell>
          <table:table-cell table:style-name="ce8" office:value-type="string" calcext:value-type="string">
            <text:p>Cláudio Henrique de Moraes Batalh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string" calcext:value-type="string">
            <text:p>Segundo Reinado; 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table:style-name="ce10" office:value-type="string" calcext:value-type="string">
            <text:p>O Movimento Operário Rio-Grandense e a Intervenção Estatal: Os FORGS e os Círculos Operários (1932-1935)</text:p>
          </table:table-cell>
          <table:table-cell table:style-name="ce8" office:value-type="string" calcext:value-type="string">
            <text:p>Álvaro Augusto de Borba Barreto </text:p>
          </table:table-cell>
          <table:table-cell table:style-name="ce8" office:value-type="string" calcext:value-type="string">
            <text:p>Astor Antônio Diehl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RGS/PPGHist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table:style-name="ce10" office:value-type="string" calcext:value-type="string">
            <text:p>Bahia de Todos os Trabalhadores: Classe Operária, Sindicato e Política (1930-1947) </text:p>
          </table:table-cell>
          <table:table-cell table:style-name="ce8" office:value-type="string" calcext:value-type="string">
            <text:p>José Raimundo Fontes </text:p>
          </table:table-cell>
          <table:table-cell table:style-name="ce8" office:value-type="string" calcext:value-type="string">
            <text:p>Osvaldo Luis Angel Coggiola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ECONOMICA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style-name="ce10" office:value-type="string" calcext:value-type="string">
            <text:p>Os Prisioneiros do Mito: Cultura e Imaginário Políticos dos Comunistas no Brasil (1930-1956) </text:p>
          </table:table-cell>
          <table:table-cell table:style-name="ce8" office:value-type="string" calcext:value-type="string">
            <text:p>Jorge Luiz Ferreira</text:p>
          </table:table-cell>
          <table:table-cell table:style-name="ce8" office:value-type="string" calcext:value-type="string">
            <text:p>Maria Helena Rolim Capelato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string" calcext:value-type="string">
            <text:p>Era Vargas; 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style-name="ce10" office:value-type="string" calcext:value-type="string">
            <text:p>A Redenção dos Operários: O Primeiro de Maio no Rio de Janeiro durante a República Velha </text:p>
          </table:table-cell>
          <table:table-cell table:style-name="ce8" office:value-type="string" calcext:value-type="string">
            <text:p>Luciana Barbosa Arêas </text:p>
          </table:table-cell>
          <table:table-cell table:style-name="ce8" office:value-type="string" calcext:value-type="string">
            <text:p>Cláudio Henrique de Moraes Batalh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style-name="ce10" office:value-type="string" calcext:value-type="string">
            <text:p>O Espírito da Revolta (A Greve Geral Anarquista de 1917)</text:p>
          </table:table-cell>
          <table:table-cell table:style-name="ce8" office:value-type="string" calcext:value-type="string">
            <text:p>Christina da Silva Roquette Lopreato</text:p>
          </table:table-cell>
          <table:table-cell table:style-name="ce8" office:value-type="string" calcext:value-type="string">
            <text:p>Edgar Salvadori de Decca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style-name="ce10" office:value-type="string" calcext:value-type="string">
            <text:p>Anarquismo e Utopia: As Idéias Políticas de Giovanni Rossi</text:p>
          </table:table-cell>
          <table:table-cell table:style-name="ce8" office:value-type="string" calcext:value-type="string">
            <text:p>José Antonio Vasconcelos </text:p>
          </table:table-cell>
          <table:table-cell table:style-name="ce8" office:value-type="string" calcext:value-type="string">
            <text:p>Etelvina Maria de Castro Trindade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PR/PPGHIS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style-name="ce10" office:value-type="string" calcext:value-type="string">
            <text:p>O Anticlericalismo na República Velha: A Ação dos Anarquistas</text:p>
          </table:table-cell>
          <table:table-cell table:style-name="ce8" office:value-type="string" calcext:value-type="string">
            <text:p>José Eduardo Montechi Valladares de Oliveira </text:p>
          </table:table-cell>
          <table:table-cell table:style-name="ce8" office:value-type="string" calcext:value-type="string">
            <text:p>Maria Inez Machado Borges Pint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table:style-name="ce10" office:value-type="string" calcext:value-type="string">
            <text:p>Uma Incursão ao Movimento Operário de Rio Grande no Início do Século XX</text:p>
          </table:table-cell>
          <table:table-cell table:style-name="ce8" office:value-type="string" calcext:value-type="string">
            <text:p>Eliana Gasparini Xerri </text:p>
          </table:table-cell>
          <table:table-cell table:style-name="ce8" office:value-type="string" calcext:value-type="string">
            <text:p>René Ernaini Gertz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RS/PPGH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table:style-name="ce10" office:value-type="string" calcext:value-type="string">
            <text:p>A Resistência Anarquista: Uma Questão de Identidade (1927-1937)</text:p>
          </table:table-cell>
          <table:table-cell table:style-name="ce8" office:value-type="string" calcext:value-type="string">
            <text:p>Raquel de Azevedo</text:p>
          </table:table-cell>
          <table:table-cell table:style-name="ce8" office:value-type="string" calcext:value-type="string">
            <text:p>Maria Luiza Tucci Carneir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string" calcext:value-type="string">
            <text:p>Primeira República; 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style-name="ce10" office:value-type="string" calcext:value-type="string">
            <text:p>O Socialismo Sociável: O PSB Paulista em Tempos de Guerra Fria (1945-1965) </text:p>
          </table:table-cell>
          <table:table-cell table:style-name="ce8" office:value-type="string" calcext:value-type="string">
            <text:p>Frederico Alexandre de Moraes Hecker </text:p>
          </table:table-cell>
          <table:table-cell table:style-name="ce8" office:value-type="string" calcext:value-type="string">
            <text:p>Maria de Lourdes Monaco Janotti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style-name="ce10" office:value-type="string" calcext:value-type="string">
            <text:p>Trabalhadores da Nitro Química: A Fábrica e as Lutas Operárias nos Anos 50 </text:p>
          </table:table-cell>
          <table:table-cell table:style-name="ce8" office:value-type="string" calcext:value-type="string">
            <text:p>Paulo Roberto Ribeiro Fontes </text:p>
          </table:table-cell>
          <table:table-cell table:style-name="ce8" office:value-type="string" calcext:value-type="string">
            <text:p>Michael McDonald Hall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10" office:value-type="string" calcext:value-type="string">
            <text:p>Novos e Velhos Sindicalismos no Rio de Janeiro (1955-1988) </text:p>
          </table:table-cell>
          <table:table-cell table:style-name="ce8" office:value-type="string" calcext:value-type="string">
            <text:p>Marcelo Badaró Mattos</text:p>
          </table:table-cell>
          <table:table-cell table:style-name="ce8" office:value-type="string" calcext:value-type="string">
            <text:p>Angela Maria de Castro Gomes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string" calcext:value-type="string">
            <text:p>República Populista; 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95" calcext:value-type="float">
            <text:p>95</text:p>
          </table:table-cell>
          <table:table-cell table:style-name="ce10" office:value-type="string" calcext:value-type="string">
            <text:p>Uma Reflexão sobre o Gênero Biográfico: A Trajetória do Militante Socialista Antônio Guedes Coutinho na Perspectiva de sua Vida Cotidiana (1868-1945) </text:p>
          </table:table-cell>
          <table:table-cell table:style-name="ce8" office:value-type="string" calcext:value-type="string">
            <text:p>Benito Bisso Schmidt </text:p>
          </table:table-cell>
          <table:table-cell table:style-name="ce8" office:value-type="string" calcext:value-type="string">
            <text:p>Silvia Regina Ferraz Petersen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RGS/PPGHist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string" calcext:value-type="string">
            <text:p>Segundo Reinado; Primiera República; 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 table:style-name="ce10" office:value-type="string" calcext:value-type="string">
            <text:p>Sindicalismo Corporativo no Brasil - O Caso dos Bancários do Rio de Janeiro </text:p>
          </table:table-cell>
          <table:table-cell table:style-name="ce8" office:value-type="string" calcext:value-type="string">
            <text:p>Ana Lúcia Valença de Santa Cruz Oliveira </text:p>
          </table:table-cell>
          <table:table-cell table:style-name="ce8" office:value-type="string" calcext:value-type="string">
            <text:p>Angela Maria de Castro Gomes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table:number-columns-repeated="21"/>
          <table:table-cell table:number-columns-repeated="996"/>
        </table:table-row>
        <table:table-row table:style-name="ro3">
          <table:table-cell table:style-name="ce8" office:value-type="float" office:value="82" calcext:value-type="float">
            <text:p>82</text:p>
          </table:table-cell>
          <table:table-cell table:style-name="ce10" office:value-type="string" calcext:value-type="string">
            <text:p>Rasga Coração: Herói Anônimo e Revolucionário (Representação da Militância Comunista em um Texto de Oduvaldo Vianna Filho) </text:p>
          </table:table-cell>
          <table:table-cell table:style-name="ce8" office:value-type="string" calcext:value-type="string">
            <text:p>Maria Aparecida Ruiz</text:p>
          </table:table-cell>
          <table:table-cell table:style-name="ce8" office:value-type="string" calcext:value-type="string">
            <text:p>Antonio Pedro Tota)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table:number-columns-repeated="21"/>
          <table:table-cell table:number-columns-repeated="996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style-name="ce10" office:value-type="string" calcext:value-type="string">
            <text:p>Entre o Religioso e o Político: Uma História do Círculo Operário da Bahia</text:p>
          </table:table-cell>
          <table:table-cell table:style-name="ce8" office:value-type="string" calcext:value-type="string">
            <text:p>George Evergton Sales Souza</text:p>
          </table:table-cell>
          <table:table-cell table:style-name="ce8" office:value-type="string" calcext:value-type="string">
            <text:p>Cândido da Costa e Silv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BA/PPGH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table:number-columns-repeated="21"/>
          <table:table-cell table:number-columns-repeated="996"/>
        </table:table-row>
        <table:table-row table:style-name="ro2">
          <table:table-cell table:style-name="ce8" office:value-type="float" office:value="101" calcext:value-type="float">
            <text:p>101</text:p>
          </table:table-cell>
          <table:table-cell table:style-name="ce10" office:value-type="string" calcext:value-type="string">
            <text:p>Delegando a um Igual. APEOESP - Professores Públicos no Novo Sindicalismo (1976-1981) </text:p>
          </table:table-cell>
          <table:table-cell table:style-name="ce8" office:value-type="string" calcext:value-type="string">
            <text:p>Luiz Augusto Gerardin Poirot Leobons </text:p>
          </table:table-cell>
          <table:table-cell table:style-name="ce8" office:value-type="string" calcext:value-type="string">
            <text:p>Helena Isabel Mueller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09" calcext:value-type="float">
            <text:p>109</text:p>
          </table:table-cell>
          <table:table-cell table:style-name="ce10" office:value-type="string" calcext:value-type="string">
            <text:p>O Centro Educacional Tiradentes - Escola do Sindicato dos Metalúrgicos de São Bernardo do Campo e Diadema (1974-1979)</text:p>
          </table:table-cell>
          <table:table-cell table:style-name="ce8" office:value-type="string" calcext:value-type="string">
            <text:p>Antônio Aparecido Primo</text:p>
          </table:table-cell>
          <table:table-cell table:style-name="ce8" office:value-type="string" calcext:value-type="string">
            <text:p>Zilda Marcia Grícoli Iokoi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style-name="ce10" office:value-type="string" calcext:value-type="string">
            <text:p>Imprensa Alternativa e Anarquismo: "O Inimigo do Rei" (1977-1988)</text:p>
          </table:table-cell>
          <table:table-cell table:style-name="ce8" office:value-type="string" calcext:value-type="string">
            <text:p>Waldir Paganotto</text:p>
          </table:table-cell>
          <table:table-cell table:style-name="ce8" office:value-type="string" calcext:value-type="string">
            <text:p>Antonio Celso Ferreir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esp/ASSIS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Ditadura Militar; Nov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10" office:value-type="string" calcext:value-type="string">
            <text:p>O Anarquismo Literário: Uma Utopia na Contramão da Modernização do Rio de Janeiro - 1900-1920</text:p>
          </table:table-cell>
          <table:table-cell table:style-name="ce8" office:value-type="string" calcext:value-type="string">
            <text:p>José Adriano Fenerick </text:p>
          </table:table-cell>
          <table:table-cell table:style-name="ce8" office:value-type="string" calcext:value-type="string">
            <text:p>Esmeralda Blanco Bolsonaro de Mour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ECONOMICA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02" calcext:value-type="float">
            <text:p>102</text:p>
          </table:table-cell>
          <table:table-cell table:style-name="ce10" office:value-type="string" calcext:value-type="string">
            <text:p>Os Trabalhadores em Pedreiras de Ribeirão Pires. A Organização Sindical dos Canteiros e as Lutas Operárias no Começo do Século XX </text:p>
          </table:table-cell>
          <table:table-cell table:style-name="ce8" office:value-type="string" calcext:value-type="string">
            <text:p>Antônio José Marques</text:p>
          </table:table-cell>
          <table:table-cell table:style-name="ce8" office:value-type="string" calcext:value-type="string">
            <text:p>István Jancsó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07" calcext:value-type="float">
            <text:p>107</text:p>
          </table:table-cell>
          <table:table-cell table:style-name="ce10" office:value-type="string" calcext:value-type="string">
            <text:p>Rivalidades e Solidariedades: As Muitas Faces do Movimento Operário Porto-Alegrense (1906-1911)</text:p>
          </table:table-cell>
          <table:table-cell table:style-name="ce8" office:value-type="string" calcext:value-type="string">
            <text:p>Isabel Aparecida Bilhão </text:p>
          </table:table-cell>
          <table:table-cell table:style-name="ce8" office:value-type="string" calcext:value-type="string">
            <text:p>René Ernaini Gertz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RS/PPGH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José Oiticica: Um Anarquista Brasileiro</text:p>
          </table:table-cell>
          <table:table-cell table:style-name="ce8" office:value-type="string" calcext:value-type="string">
            <text:p>Dilson José Nogueira Kamel </text:p>
          </table:table-cell>
          <table:table-cell table:style-name="ce8" office:value-type="string" calcext:value-type="string">
            <text:p>Anita Leocadia Preste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RJ/PPGHIS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Primeira República; Era Vargas; 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10" office:value-type="string" calcext:value-type="string">
            <text:p>Comunistas em Ribeirão Preto (1922-1947) </text:p>
          </table:table-cell>
          <table:table-cell table:style-name="ce8" office:value-type="string" calcext:value-type="string">
            <text:p>Lilian Rodrigues de Oliveira Rosa</text:p>
          </table:table-cell>
          <table:table-cell table:style-name="ce8" office:value-type="string" calcext:value-type="string">
            <text:p>Alzira Lobo de Arruda Campo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esp/FRANCA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Primiera República; 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06" calcext:value-type="float">
            <text:p>106</text:p>
          </table:table-cell>
          <table:table-cell table:style-name="ce10" office:value-type="string" calcext:value-type="string">
            <text:p>Ser Intelectual Comunista... Escritores Brasileiros e Comunismo 1920-1945 </text:p>
          </table:table-cell>
          <table:table-cell table:style-name="ce8" office:value-type="string" calcext:value-type="string">
            <text:p>Ana Paula Palamartchuk</text:p>
          </table:table-cell>
          <table:table-cell table:style-name="ce8" office:value-type="string" calcext:value-type="string">
            <text:p>Michael McDonald Hall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Primiera República; 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03" calcext:value-type="float">
            <text:p>103</text:p>
          </table:table-cell>
          <table:table-cell table:style-name="ce10" office:value-type="string" calcext:value-type="string">
            <text:p>Memória e Cotidiano do Operário Têxtil na Cidade de Brusque-SC: A Greve de 1952</text:p>
          </table:table-cell>
          <table:table-cell table:style-name="ce8" office:value-type="string" calcext:value-type="string">
            <text:p>Marlus Niebuhr </text:p>
          </table:table-cell>
          <table:table-cell table:style-name="ce8" office:value-type="string" calcext:value-type="string">
            <text:p>Joana Maria Pedr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SC/PPGH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08" calcext:value-type="float">
            <text:p>108</text:p>
          </table:table-cell>
          <table:table-cell table:style-name="ce10" office:value-type="string" calcext:value-type="string">
            <text:p>Em Defesa da Ordem: Aspectos da Práxis Conservadora Católica no Meio Operário em São Paulo (1930-1945) </text:p>
          </table:table-cell>
          <table:table-cell table:style-name="ce8" office:value-type="string" calcext:value-type="string">
            <text:p>Damião Duque de Farias </text:p>
          </table:table-cell>
          <table:table-cell table:style-name="ce8" office:value-type="string" calcext:value-type="string">
            <text:p>Zilda Marcia Grícoli Iokoi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10" calcext:value-type="float">
            <text:p>110</text:p>
          </table:table-cell>
          <table:table-cell table:style-name="ce10" office:value-type="string" calcext:value-type="string">
            <text:p>Outras Histórias. Contribuição à História do Trotskismo no Brasil - 1952/1966. O Caso do POR (Partido Operário Revolucionário)</text:p>
          </table:table-cell>
          <table:table-cell table:style-name="ce8" office:value-type="string" calcext:value-type="string">
            <text:p>Murilo Leal Pereira Neto </text:p>
          </table:table-cell>
          <table:table-cell table:style-name="ce8" office:value-type="string" calcext:value-type="string">
            <text:p>Zilda Marcia Grícoli Iokoi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 table:style-name="ce10" office:value-type="string" calcext:value-type="string">
            <text:p>O Arco-Íris Encoberto - Jaraguá do Sul (SC), o Trabalho e a História: Operários, Colonos-Operários e Facções</text:p>
          </table:table-cell>
          <table:table-cell table:style-name="ce8" office:value-type="string" calcext:value-type="string">
            <text:p>Ancelmo Schorner </text:p>
          </table:table-cell>
          <table:table-cell table:style-name="ce8" office:value-type="string" calcext:value-type="string">
            <text:p>Eliana Regina de Freitas Dutr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MG/PPGH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table:number-columns-repeated="21"/>
          <table:table-cell table:number-columns-repeated="996"/>
        </table:table-row>
        <table:table-row table:style-name="ro2">
          <table:table-cell table:style-name="ce8" office:value-type="float" office:value="104" calcext:value-type="float">
            <text:p>104</text:p>
          </table:table-cell>
          <table:table-cell table:style-name="ce10" office:value-type="string" calcext:value-type="string">
            <text:p>As Figuras de Flora Tristan: Uma Abordagem de Gênero sobre a Mulher, a Viajante e a Socialista </text:p>
          </table:table-cell>
          <table:table-cell table:style-name="ce8" office:value-type="string" calcext:value-type="string">
            <text:p>Moema de Rezende Vergara </text:p>
          </table:table-cell>
          <table:table-cell table:style-name="ce8" office:value-type="string" calcext:value-type="string">
            <text:p>Leandro Augusto Marques Coelho Konder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table:number-columns-repeated="21"/>
          <table:table-cell table:number-columns-repeated="996"/>
        </table:table-row>
        <table:table-row table:style-name="ro2">
          <table:table-cell table:style-name="ce8" office:value-type="float" office:value="105" calcext:value-type="float">
            <text:p>105</text:p>
          </table:table-cell>
          <table:table-cell table:style-name="ce10" office:value-type="string" calcext:value-type="string">
            <text:p>Cristãos e Comunistas na Construção da Utopia: A Aposta de Luiz Ignácio Maranhão Filho </text:p>
          </table:table-cell>
          <table:table-cell table:style-name="ce8" office:value-type="string" calcext:value-type="string">
            <text:p>Maria da Conceição Pinto de Góes </text:p>
          </table:table-cell>
          <table:table-cell table:style-name="ce8" office:value-type="string" calcext:value-type="string">
            <text:p>Manolo Garcia Florentino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FRJ/PPGHIS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table:number-columns-repeated="21"/>
          <table:table-cell table:number-columns-repeated="996"/>
        </table:table-row>
        <table:table-row table:style-name="ro2">
          <table:table-cell table:style-name="ce8" office:value-type="float" office:value="113" calcext:value-type="float">
            <text:p>113</text:p>
          </table:table-cell>
          <table:table-cell table:style-name="ce10" office:value-type="string" calcext:value-type="string">
            <text:p>O Movimento Operário da Década de 80: Construção da Cidadania ou Afirmação de Classe?</text:p>
          </table:table-cell>
          <table:table-cell table:style-name="ce8" office:value-type="string" calcext:value-type="string">
            <text:p>José Welmowicki </text:p>
          </table:table-cell>
          <table:table-cell table:style-name="ce8" office:value-type="string" calcext:value-type="string">
            <text:p>Cláudio Henrique de Moraes Batalh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14" calcext:value-type="float">
            <text:p>114</text:p>
          </table:table-cell>
          <table:table-cell table:style-name="ce10" office:value-type="string" calcext:value-type="string">
            <text:p>O Movimento Operário e a Construção da Central Única dos Trabalhadores no Brasil: Disputas e Concepções - 1977-1983</text:p>
          </table:table-cell>
          <table:table-cell table:style-name="ce8" office:value-type="string" calcext:value-type="string">
            <text:p>Paulo Roberto de Almeida</text:p>
          </table:table-cell>
          <table:table-cell table:style-name="ce8" office:value-type="string" calcext:value-type="string">
            <text:p>Déa Ribeiro Fenelon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21" calcext:value-type="float">
            <text:p>121</text:p>
          </table:table-cell>
          <table:table-cell table:style-name="ce10" office:value-type="string" calcext:value-type="string">
            <text:p>Sindicalismo e Proletarização: A Saga dos Professores Brasileiros </text:p>
          </table:table-cell>
          <table:table-cell table:style-name="ce8" office:value-type="string" calcext:value-type="string">
            <text:p>Amarilio Ferreira Jr</text:p>
          </table:table-cell>
          <table:table-cell table:style-name="ce8" office:value-type="string" calcext:value-type="string">
            <text:p>Nanci Leonzo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16" calcext:value-type="float">
            <text:p>116</text:p>
          </table:table-cell>
          <table:table-cell table:style-name="ce10" office:value-type="string" calcext:value-type="string">
            <text:p>O Socialismo Democrático do Partido dos Trabalhadores: A História de uma Utopia (1979-1994) </text:p>
          </table:table-cell>
          <table:table-cell table:style-name="ce8" office:value-type="string" calcext:value-type="string">
            <text:p>Marco Antonio Brandão</text:p>
          </table:table-cell>
          <table:table-cell table:style-name="ce8" office:value-type="string" calcext:value-type="string">
            <text:p>José Evaldo de Mello Doin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esp/FRANCA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Ditadura Militar; Nova Repúblic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12" calcext:value-type="float">
            <text:p>112</text:p>
          </table:table-cell>
          <table:table-cell table:style-name="ce10" office:value-type="string" calcext:value-type="string">
            <text:p>Em Busca da Redenção: A Greve dos Empregados da Companhia Força e Luz de Minas Gerais (1934): Um Estudo de Caso</text:p>
          </table:table-cell>
          <table:table-cell table:style-name="ce8" office:value-type="string" calcext:value-type="string">
            <text:p>Luiza Maria Duarte Eschenazi </text:p>
          </table:table-cell>
          <table:table-cell table:style-name="ce8" office:value-type="string" calcext:value-type="string">
            <text:p>Carla Maria Junho Anastasi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MG/PPGH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Era Varag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19" calcext:value-type="float">
            <text:p>119</text:p>
          </table:table-cell>
          <table:table-cell table:style-name="ce10" office:value-type="string" calcext:value-type="string">
            <text:p>Urnas &amp; Baionetas: Os Comunistas na História de Pernambuco - 1930-1935 </text:p>
          </table:table-cell>
          <table:table-cell table:style-name="ce8" office:value-type="string" calcext:value-type="string">
            <text:p>Antonio Natanael Martins Sarmento </text:p>
          </table:table-cell>
          <table:table-cell table:style-name="ce8" office:value-type="string" calcext:value-type="string">
            <text:p>Maria do Socorro Ferraz Barbosa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FPE/PPGHistoria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11" calcext:value-type="float">
            <text:p>111</text:p>
          </table:table-cell>
          <table:table-cell table:style-name="ce10" office:value-type="string" calcext:value-type="string">
            <text:p>Da Transcendência à Disciplina: Os Círculos Operários e a Intervenção da Igreja Católica no Mundo do Trabalho (1930-1964)</text:p>
          </table:table-cell>
          <table:table-cell table:style-name="ce8" office:value-type="string" calcext:value-type="string">
            <text:p>Jessie Jane Vieira de Souza </text:p>
          </table:table-cell>
          <table:table-cell table:style-name="ce8" office:value-type="string" calcext:value-type="string">
            <text:p>Afonso Carlos Marques dos Santos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FRJ/PPGHIS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Era Vargas; 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1">
          <table:table-cell table:style-name="ce8" office:value-type="float" office:value="117" calcext:value-type="float">
            <text:p>117</text:p>
          </table:table-cell>
          <table:table-cell table:style-name="ce10" office:value-type="string" calcext:value-type="string">
            <text:p>Oreste Ristori: Uma Aventura Anarquista</text:p>
          </table:table-cell>
          <table:table-cell table:style-name="ce8" office:value-type="string" calcext:value-type="string">
            <text:p>Carlo Romani </text:p>
          </table:table-cell>
          <table:table-cell table:style-name="ce8" office:value-type="string" calcext:value-type="string">
            <text:p>Luzia Margareth Rag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18" calcext:value-type="float">
            <text:p>118</text:p>
          </table:table-cell>
          <table:table-cell table:style-name="ce10" office:value-type="string" calcext:value-type="string">
            <text:p>Rompendo o Silêncio: Mulheres Operárias em Pelotas e Rio Grande (1890-1920) </text:p>
          </table:table-cell>
          <table:table-cell table:style-name="ce8" office:value-type="string" calcext:value-type="string">
            <text:p>Maria Amélia Gonçalves da Silva </text:p>
          </table:table-cell>
          <table:table-cell table:style-name="ce8" office:value-type="string" calcext:value-type="string">
            <text:p>Margaret Marchiori Bako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RS/PPGH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23" calcext:value-type="float">
            <text:p>123</text:p>
          </table:table-cell>
          <table:table-cell table:style-name="ce10" office:value-type="string" calcext:value-type="string">
            <text:p>Os Fios da Trama: Quem é Essa Mulher. Cotidiano e Trabalho do Operariado Feminino em São Luís na Virada do Século</text:p>
          </table:table-cell>
          <table:table-cell table:style-name="ce8" office:value-type="string" calcext:value-type="string">
            <text:p>Maria da Glória Guimarães Correia </text:p>
          </table:table-cell>
          <table:table-cell table:style-name="ce8" office:value-type="string" calcext:value-type="string">
            <text:p>Rachel Soihet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15" calcext:value-type="float">
            <text:p>115</text:p>
          </table:table-cell>
          <table:table-cell table:style-name="ce10" office:value-type="string" calcext:value-type="string">
            <text:p>O Teatro do Medo: A Encenação de um Pesadelo nas Imagens do Periódico Anarquista "A Plebe" - 1917-1951 </text:p>
          </table:table-cell>
          <table:table-cell table:style-name="ce8" office:value-type="string" calcext:value-type="string">
            <text:p>Daisy de Camargo </text:p>
          </table:table-cell>
          <table:table-cell table:style-name="ce8" office:value-type="string" calcext:value-type="string">
            <text:p>Estefania Knotz Canguçu Frag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SP/PPGH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Primeira República; Era Vargas; 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20" calcext:value-type="float">
            <text:p>120</text:p>
          </table:table-cell>
          <table:table-cell table:style-name="ce10" office:value-type="string" calcext:value-type="string">
            <text:p>Entre Camaleões e Cristalizados: Os Anarco-Bolcheviques Rioplatenses, 1917-1930</text:p>
          </table:table-cell>
          <table:table-cell table:style-name="ce8" office:value-type="string" calcext:value-type="string">
            <text:p>Andreas Leonardus Doeswijk </text:p>
          </table:table-cell>
          <table:table-cell table:style-name="ce8" office:value-type="string" calcext:value-type="string">
            <text:p>Michael McDonald Hall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Primeiria Repúblic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22" calcext:value-type="float">
            <text:p>122</text:p>
          </table:table-cell>
          <table:table-cell table:style-name="ce10" office:value-type="string" calcext:value-type="string">
            <text:p>As Intersindicais de Trabalhadores na Baixada Santista: O Fórum Sindical de Debates e a União dos Sindicatos de Orla Marítima de Santos (1956-1964) </text:p>
          </table:table-cell>
          <table:table-cell table:style-name="ce8" office:value-type="string" calcext:value-type="string">
            <text:p>Nanci Novo e Trigueiros</text:p>
          </table:table-cell>
          <table:table-cell table:style-name="ce8" office:value-type="string" calcext:value-type="string">
            <text:p>Osvaldo Luis Angel Coggiola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ECONOMICA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1">
          <table:table-cell table:style-name="ce8" office:value-type="float" office:value="124" calcext:value-type="float">
            <text:p>124</text:p>
          </table:table-cell>
          <table:table-cell table:style-name="ce10" office:value-type="string" calcext:value-type="string">
            <text:p>O Novo Sindicalismo no Brasil Meridional </text:p>
          </table:table-cell>
          <table:table-cell table:style-name="ce8" office:value-type="string" calcext:value-type="string">
            <text:p>Luís Carlos Amaro Cardoso </text:p>
          </table:table-cell>
          <table:table-cell table:style-name="ce8" office:value-type="string" calcext:value-type="string">
            <text:p>Dorivaldo Walmor Polett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RS/PPGH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string" calcext:value-type="string">
            <text:p>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27" calcext:value-type="float">
            <text:p>127</text:p>
          </table:table-cell>
          <table:table-cell table:style-name="ce10" office:value-type="string" calcext:value-type="string">
            <text:p>Sociabilidade Operária em Tempos de Expansão Industrial: O Bar em Franca (1968-1980)</text:p>
          </table:table-cell>
          <table:table-cell table:style-name="ce8" office:value-type="string" calcext:value-type="string">
            <text:p>Renata de Cássia Nunes </text:p>
          </table:table-cell>
          <table:table-cell table:style-name="ce8" office:value-type="string" calcext:value-type="string">
            <text:p>Hercídia Mara Facuri Coelho Lambert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esp/FRANCA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string" calcext:value-type="string">
            <text:p>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25" calcext:value-type="float">
            <text:p>125</text:p>
          </table:table-cell>
          <table:table-cell table:style-name="ce10" office:value-type="string" calcext:value-type="string">
            <text:p>Oposição Sindical dos Trabalhadores Rurais de Goiás 1973-1993: Concepção e Prática Sindical a partir da Ação Pastoral da Igreja </text:p>
          </table:table-cell>
          <table:table-cell table:style-name="ce8" office:value-type="string" calcext:value-type="string">
            <text:p>Isidoro Revers </text:p>
          </table:table-cell>
          <table:table-cell table:style-name="ce8" office:value-type="string" calcext:value-type="string">
            <text:p>Élio Garcia Duarte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G/PPGH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string" calcext:value-type="string">
            <text:p>Ditadura Militar; Nov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29" calcext:value-type="float">
            <text:p>129</text:p>
          </table:table-cell>
          <table:table-cell table:style-name="ce10" office:value-type="string" calcext:value-type="string">
            <text:p>Memória e Cotidiano Operário: Morro Velho no Tempo de Vargas </text:p>
          </table:table-cell>
          <table:table-cell table:style-name="ce8" office:value-type="string" calcext:value-type="string">
            <text:p>Andrea Casa Nova Maia</text:p>
          </table:table-cell>
          <table:table-cell table:style-name="ce8" office:value-type="string" calcext:value-type="string">
            <text:p>Lucília de Almeida Neves Delgad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MG/PPGH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33" calcext:value-type="float">
            <text:p>133</text:p>
          </table:table-cell>
          <table:table-cell table:style-name="ce10" office:value-type="string" calcext:value-type="string">
            <text:p>O Olhar de Quem Faz - O Paulistano sob a Ótica do Operariado Paulista durante a Revolução Constitucionalista de 32</text:p>
          </table:table-cell>
          <table:table-cell table:style-name="ce8" office:value-type="string" calcext:value-type="string">
            <text:p>Ivete Batista da Silva Almeida</text:p>
          </table:table-cell>
          <table:table-cell table:style-name="ce8" office:value-type="string" calcext:value-type="string">
            <text:p>Maria Inez Machado Borges Pint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31" calcext:value-type="float">
            <text:p>131</text:p>
          </table:table-cell>
          <table:table-cell table:style-name="ce10" office:value-type="string" calcext:value-type="string">
            <text:p>Entre os Valores do Patrão e os da Nação, Como Fica o Operário? (O Frigorífico Anglo em Pelotas: 1940-1970) </text:p>
          </table:table-cell>
          <table:table-cell table:style-name="ce8" office:value-type="string" calcext:value-type="string">
            <text:p>Neuza Regina Janke da Silva</text:p>
          </table:table-cell>
          <table:table-cell table:style-name="ce8" office:value-type="string" calcext:value-type="string">
            <text:p>Margaret Marchiori Bako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RS/PPGH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string" calcext:value-type="string">
            <text:p>Era Vargas; 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26" calcext:value-type="float">
            <text:p>126</text:p>
          </table:table-cell>
          <table:table-cell table:style-name="ce10" office:value-type="string" calcext:value-type="string">
            <text:p>"O Mundo É Nossa Pátria" (A Trajetória dos Imigrantes Operários Têxteis de Schio que Fizeram de São Paulo e do Bairro do Brás sua Temporária Moradia, 1891 a 1895)</text:p>
          </table:table-cell>
          <table:table-cell table:style-name="ce8" office:value-type="string" calcext:value-type="string">
            <text:p>Antonio Folquito Verona</text:p>
          </table:table-cell>
          <table:table-cell table:style-name="ce8" office:value-type="string" calcext:value-type="string">
            <text:p>Esmeralda Blanco Bolsonaro de Moura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SP/ECONOMICA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30" calcext:value-type="float">
            <text:p>130</text:p>
          </table:table-cell>
          <table:table-cell table:style-name="ce10" office:value-type="string" calcext:value-type="string">
            <text:p>Anarquismo e Cultura: Um Estudo da Experiência Libertária no Rio de Janeiro no Início do Século XX</text:p>
          </table:table-cell>
          <table:table-cell table:style-name="ce8" office:value-type="string" calcext:value-type="string">
            <text:p>Claudia Soares de Azevedo Montalvão</text:p>
          </table:table-cell>
          <table:table-cell table:style-name="ce8" office:value-type="string" calcext:value-type="string">
            <text:p>Manoel Luiz Lima Salgado Guimarãe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RJ/PPGHIS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28" calcext:value-type="float">
            <text:p>128</text:p>
          </table:table-cell>
          <table:table-cell table:style-name="ce10" office:value-type="string" calcext:value-type="string">
            <text:p>As Trombetas Anunciam o Paraíso: Recepção do Realismo Socialista na Música Brasileira, 1945-1958 (Da "Ode a Stalingrado" a "Rebelião em Vila Rica") </text:p>
          </table:table-cell>
          <table:table-cell table:style-name="ce8" office:value-type="string" calcext:value-type="string">
            <text:p>Luiz Antônio Afonso Giani </text:p>
          </table:table-cell>
          <table:table-cell table:style-name="ce8" office:value-type="string" calcext:value-type="string">
            <text:p>José Carlos Barreiro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nesp/ASSIS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32" calcext:value-type="float">
            <text:p>132</text:p>
          </table:table-cell>
          <table:table-cell table:style-name="ce10" office:value-type="string" calcext:value-type="string">
            <text:p>"Artes de Viver": Recriando e Reinventando Espaços - Memórias das Famílias da Vila Operária Mineira Próspera Criciúma (1945/1961)</text:p>
          </table:table-cell>
          <table:table-cell table:style-name="ce8" office:value-type="string" calcext:value-type="string">
            <text:p>Marli de Oliveira Costa </text:p>
          </table:table-cell>
          <table:table-cell table:style-name="ce8" office:value-type="string" calcext:value-type="string">
            <text:p>Maria Bernardete Ramos Flore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SC/PPGH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42" calcext:value-type="float">
            <text:p>142</text:p>
          </table:table-cell>
          <table:table-cell table:style-name="ce10" office:value-type="string" calcext:value-type="string">
            <text:p>A Greve é Nossa Arma! (Os Anos Oitenta e o Movimento Docente da Rede Pública de Crateús - Ceará)</text:p>
          </table:table-cell>
          <table:table-cell table:style-name="ce8" office:value-type="string" calcext:value-type="string">
            <text:p>Maria Edleuda Ferreira Rodrigues</text:p>
          </table:table-cell>
          <table:table-cell table:style-name="ce8" office:value-type="string" calcext:value-type="string">
            <text:p>Inês Caminha Lopes Rodrigues)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PE/PPGHistoria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45" calcext:value-type="float">
            <text:p>145</text:p>
          </table:table-cell>
          <table:table-cell table:style-name="ce10" office:value-type="string" calcext:value-type="string">
            <text:p>Para Onde Foi o Novo Sindicalismo? Sindicatos e Reestruturação Produtiva no Brasil (1978-1996) </text:p>
          </table:table-cell>
          <table:table-cell table:style-name="ce8" office:value-type="string" calcext:value-type="string">
            <text:p>Teones Pimenta de França</text:p>
          </table:table-cell>
          <table:table-cell table:style-name="ce8" office:value-type="string" calcext:value-type="string">
            <text:p>Marcelo Badaró Matto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F/PPGH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34" calcext:value-type="float">
            <text:p>134</text:p>
          </table:table-cell>
          <table:table-cell table:style-name="ce10" office:value-type="string" calcext:value-type="string">
            <text:p>Dimensões Culturais nas Relações Sindicais entre o Brasil e a Itália (1968-1995) </text:p>
          </table:table-cell>
          <table:table-cell table:style-name="ce8" office:value-type="string" calcext:value-type="string">
            <text:p>Adriano Sandri</text:p>
          </table:table-cell>
          <table:table-cell table:style-name="ce8" office:value-type="string" calcext:value-type="string">
            <text:p>Amado Luiz Cervo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nB/PPGHIS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Ditadura Militar; Nov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35" calcext:value-type="float">
            <text:p>135</text:p>
          </table:table-cell>
          <table:table-cell table:style-name="ce10" office:value-type="string" calcext:value-type="string">
            <text:p>A Organização dos Operários Têxteis, Fortaleza/CE (1933 a 1938) </text:p>
          </table:table-cell>
          <table:table-cell table:style-name="ce8" office:value-type="string" calcext:value-type="string">
            <text:p>Maria Sângela de Sousa Santos </text:p>
          </table:table-cell>
          <table:table-cell table:style-name="ce8" office:value-type="string" calcext:value-type="string">
            <text:p>Antonio Torres Montenegr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PE/PPGHistoria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38" calcext:value-type="float">
            <text:p>138</text:p>
          </table:table-cell>
          <table:table-cell table:style-name="ce10" office:value-type="string" calcext:value-type="string">
            <text:p>A Bem da Nação: O Sindicalismo Corporativo Português entre a Tradição e a Modernidade - 1933-1947 </text:p>
          </table:table-cell>
          <table:table-cell table:style-name="ce8" office:value-type="string" calcext:value-type="string">
            <text:p>Francisco Carlos Palomanes Martinho</text:p>
          </table:table-cell>
          <table:table-cell table:style-name="ce8" office:value-type="string" calcext:value-type="string">
            <text:p>Francisco Carlos Teixeira da Silva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43" calcext:value-type="float">
            <text:p>143</text:p>
          </table:table-cell>
          <table:table-cell table:style-name="ce10" office:value-type="string" calcext:value-type="string">
            <text:p>A Militância Antifascista: Comunistas Brasileiros na Guerra Civil Espanhola (1936-1939) </text:p>
          </table:table-cell>
          <table:table-cell table:style-name="ce8" office:value-type="string" calcext:value-type="string">
            <text:p>Thaís Battibugli</text:p>
          </table:table-cell>
          <table:table-cell table:style-name="ce8" office:value-type="string" calcext:value-type="string">
            <text:p>José Carlos Sebe Bom Meihy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SOCIAL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41" calcext:value-type="float">
            <text:p>141</text:p>
          </table:table-cell>
          <table:table-cell table:style-name="ce10" office:value-type="string" calcext:value-type="string">
            <text:p>O Teatro Operário em Rio Grande na Época das Primeiras Chaminés</text:p>
          </table:table-cell>
          <table:table-cell table:style-name="ce8" office:value-type="string" calcext:value-type="string">
            <text:p>Marcos César Borges da Silveira</text:p>
          </table:table-cell>
          <table:table-cell table:style-name="ce8" office:value-type="string" calcext:value-type="string">
            <text:p>Ieda Gutfreind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sinos/PPGH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44" calcext:value-type="float">
            <text:p>144</text:p>
          </table:table-cell>
          <table:table-cell table:style-name="ce10" office:value-type="string" calcext:value-type="string">
            <text:p>"Cancioneiro Libertário": Das Idéias às Representações. Uma Análise do Anarquismo na Perspectiva do Gênero</text:p>
          </table:table-cell>
          <table:table-cell table:style-name="ce8" office:value-type="string" calcext:value-type="string">
            <text:p>Angela Maria Roberti Martins </text:p>
          </table:table-cell>
          <table:table-cell table:style-name="ce8" office:value-type="string" calcext:value-type="string">
            <text:p>Lená Medeiros de Menezes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ERJ/PPGH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46" calcext:value-type="float">
            <text:p>146</text:p>
          </table:table-cell>
          <table:table-cell table:style-name="ce10" office:value-type="string" calcext:value-type="string">
            <text:p>Clevelândia do Norte: Anarquistas, Repressão e Exílio Interno no Brasil dos Anos 20 </text:p>
          </table:table-cell>
          <table:table-cell table:style-name="ce8" office:value-type="string" calcext:value-type="string">
            <text:p>Alexandre Ribeiro Samis </text:p>
          </table:table-cell>
          <table:table-cell table:style-name="ce8" office:value-type="string" calcext:value-type="string">
            <text:p>Marilena Ramos Barbos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ERJ/PPGH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49" calcext:value-type="float">
            <text:p>149</text:p>
          </table:table-cell>
          <table:table-cell table:style-name="ce11" office:value-type="string" calcext:value-type="string">
            <text:p>Movimento Operário no Sul de Mato Grosso: Avanços e Recuos dos Trabalhadores no Rio Paraguai - 1917-1926</text:p>
          </table:table-cell>
          <table:table-cell table:style-name="ce8" office:value-type="string" calcext:value-type="string">
            <text:p>Vitor Wagner Neto de Oliveira</text:p>
          </table:table-cell>
          <table:table-cell table:style-name="ce8" office:value-type="string" calcext:value-type="string">
            <text:p>Sandra Maria Lubisco Brancato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PUC/RS/PPGH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Primeira Repúblic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39" calcext:value-type="float">
            <text:p>139</text:p>
          </table:table-cell>
          <table:table-cell table:style-name="ce10" office:value-type="string" calcext:value-type="string">
            <text:p>Anarquistas, Rusguentos e Demagogos: Os Liberais Exaltados e a Formação da Esfera Pública na Corte Imperial (1829-1834)</text:p>
          </table:table-cell>
          <table:table-cell table:style-name="ce8" office:value-type="string" calcext:value-type="string">
            <text:p>Marcello Otávio Neri de Campos Basile </text:p>
          </table:table-cell>
          <table:table-cell table:style-name="ce8" office:value-type="string" calcext:value-type="string">
            <text:p>Francisco Carlos Teixeira da Silv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FRJ/PPGHIS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Primeira República; Era Vargas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36" calcext:value-type="float">
            <text:p>136</text:p>
          </table:table-cell>
          <table:table-cell table:style-name="ce10" office:value-type="string" calcext:value-type="string">
            <text:p>"Flores do Mal" na Cidade Jardim: Comunismo e Anticomunismo em Uberlândia 1945-1954 </text:p>
          </table:table-cell>
          <table:table-cell table:style-name="ce8" office:value-type="string" calcext:value-type="string">
            <text:p>Idalice Ribeiro Silva </text:p>
          </table:table-cell>
          <table:table-cell table:style-name="ce8" office:value-type="string" calcext:value-type="string">
            <text:p>Cláudio Henrique de Moraes Batalh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40" calcext:value-type="float">
            <text:p>140</text:p>
          </table:table-cell>
          <table:table-cell table:style-name="ce10" office:value-type="string" calcext:value-type="string">
            <text:p>Tonalidades de Vermelho: Comunismo e Anticomunismo no Norte do Paraná (1945-1960) </text:p>
          </table:table-cell>
          <table:table-cell table:style-name="ce8" office:value-type="string" calcext:value-type="string">
            <text:p>Sílvio José de Oliveira </text:p>
          </table:table-cell>
          <table:table-cell table:style-name="ce8" office:value-type="string" calcext:value-type="string">
            <text:p>Frederico Alexandre de Moraes Hecker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esp/ASSIS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3">
          <table:table-cell table:style-name="ce8" office:value-type="float" office:value="147" calcext:value-type="float">
            <text:p>147</text:p>
          </table:table-cell>
          <table:table-cell table:style-name="ce10" office:value-type="string" calcext:value-type="string">
            <text:p>Operários Sem Patrões: Da Barcelona à Moscou Brasileira (Trabalho e Movimento Operário em Santos no Entreguerras)</text:p>
          </table:table-cell>
          <table:table-cell table:style-name="ce8" office:value-type="string" calcext:value-type="string">
            <text:p>Fernando Teixeira da Silva</text:p>
          </table:table-cell>
          <table:table-cell table:style-name="ce8" office:value-type="string" calcext:value-type="string">
            <text:p>Michael McDonald Hall</text:p>
          </table:table-cell>
          <table:table-cell table:style-name="ce8" office:value-type="string" calcext:value-type="string">
            <text:p>Douto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48" calcext:value-type="float">
            <text:p>148</text:p>
          </table:table-cell>
          <table:table-cell table:style-name="ce10" office:value-type="string" calcext:value-type="string">
            <text:p>Comunistas do Brasil - Interpretações sobre a Cisão de 1962 </text:p>
          </table:table-cell>
          <table:table-cell table:style-name="ce8" office:value-type="string" calcext:value-type="string">
            <text:p>Valter Ventura da Rocha Pomar </text:p>
          </table:table-cell>
          <table:table-cell table:style-name="ce8" office:value-type="string" calcext:value-type="string">
            <text:p>Osvaldo Luis Angel Coggiol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SP/ECONOMICA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República Populista</text:p>
          </table:table-cell>
          <table:table-cell table:style-name="ce8" table:number-columns-repeated="20"/>
          <table:table-cell table:number-columns-repeated="996"/>
        </table:table-row>
        <table:table-row table:style-name="ro2">
          <table:table-cell table:style-name="ce8" office:value-type="float" office:value="137" calcext:value-type="float">
            <text:p>137</text:p>
          </table:table-cell>
          <table:table-cell table:style-name="ce10" office:value-type="string" calcext:value-type="string">
            <text:p>Partido Comunista do Brasil - PC do B: Propostas Teóricas e Prática Política - 1962-1976 </text:p>
          </table:table-cell>
          <table:table-cell table:style-name="ce8" office:value-type="string" calcext:value-type="string">
            <text:p>Jean Rodrigues Sales</text:p>
          </table:table-cell>
          <table:table-cell table:style-name="ce8" office:value-type="string" calcext:value-type="string">
            <text:p>Cláudio Henrique de Moraes Batalha</text:p>
          </table:table-cell>
          <table:table-cell table:style-name="ce8" office:value-type="string" calcext:value-type="string">
            <text:p>Mestrado</text:p>
          </table:table-cell>
          <table:table-cell table:style-name="ce8" office:value-type="string" calcext:value-type="string">
            <text:p>Unicamp/PPGH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República Populista; Ditadura Militar</text:p>
          </table:table-cell>
          <table:table-cell table:style-name="ce8" table:number-columns-repeated="20"/>
          <table:table-cell table:number-columns-repeated="996"/>
        </table:table-row>
        <table:table-row table:style-name="ro1" table:number-rows-repeated="4">
          <table:table-cell table:style-name="ce8"/>
          <table:table-cell table:style-name="ce10"/>
          <table:table-cell table:style-name="ce8" table:number-columns-repeated="26"/>
          <table:table-cell table:number-columns-repeated="996"/>
        </table:table-row>
        <table:table-row table:style-name="ro5" table:number-rows-repeated="844">
          <table:table-cell table:style-name="ce8"/>
          <table:table-cell table:style-name="ce10"/>
          <table:table-cell table:style-name="ce8" table:number-columns-repeated="26"/>
          <table:table-cell table:number-columns-repeated="996"/>
        </table:table-row>
        <table:table-row table:style-name="ro6" table:number-rows-repeated="104757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teses e dissertações'.$A$1" table:cell-range-address="$'teses e dissertações'.$A$1:.$AB$154"/>
        </table:named-expressions>
      </table:table>
      <table:named-expressions/>
      <table:database-ranges>
        <table:database-range table:name="__Anonymous_Sheet_DB__0" table:target-range-address="'teses e dissertações'.A1:'teses e dissertações'.AB15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9:39:21.47771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es_20_e_20_dissertações" style:display-name="PageStyle_teses e dissertaçõ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MacOSX_AARCH64 LibreOffice_project/729c5bfe710f5eb71ed3bbde9e06a6065e9c6c5d</meta:generator>
    <dc:date>2025-09-30T19:39:34.876927000</dc:date>
    <meta:editing-duration>PT13S</meta:editing-duration>
    <meta:editing-cycles>1</meta:editing-cycles>
    <meta:document-statistic meta:table-count="1" meta:cell-count="1184" meta:object-count="0"/>
  </office:meta>
</office:document-meta>
</file>